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7">
      <style:text-properties fo:language="ru" fo:country="RU"/>
    </style:style>
    <style:style style:name="P3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4" style:family="paragraph" style:parent-style-name="Text_20_body" style:list-style-name="L7">
      <style:paragraph-properties fo:margin-top="0cm" fo:margin-bottom="0cm" loext:contextual-spacing="false"/>
      <style:text-properties fo:language="ru" fo:country="RU"/>
    </style:style>
    <style:style style:name="P5" style:family="paragraph" style:parent-style-name="Heading_20_4">
      <style:text-properties fo:language="ru" fo:country="RU"/>
    </style:style>
    <style:style style:name="P6" style:family="paragraph" style:parent-style-name="Heading_20_2">
      <style:text-properties fo:language="ru" fo:country="RU"/>
    </style:style>
    <style:style style:name="P7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font-weight="bold"/>
    </style:style>
    <style:style style:name="T4" style:family="text">
      <style:text-properties fo:language="en" fo:country="US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Инструменты</text:h>
      <text:section text:style-name="Sect1" text:name="d0e184">
        <text:p text:style-name="P3">Основные специализированные инструменты, предназначенные для разработки конфигураций, собраны в двух перспективах: <text:span text:style-name="T3">1С:Enterprise</text:span> и <text:span text:style-name="T3">Отладка</text:span>.</text:p>
        <text:p text:style-name="P3">Перспектива <text:span text:style-name="T3">1С:Enterprise</text:span> открывается стандартно при запуске <text:span text:style-name="T4">EDT</text:span> и содержит инструменты для разработки структуры прикладного решения. Перспектива <text:span text:style-name="T3">Отладка</text:span> содержит инструменты, используемые для отладки прикладного решения, и открывается автоматически, когда исполнение программного кода прерывается на точке останова.</text:p>
        <text:p text:style-name="P1">Кроме этих двух перспектив существуют и другие:</text:p>
        <text:list xml:id="list5691391873109999288" text:style-name="L7">
          <text:list-item>
            <text:p text:style-name="P4">Перспектива <text:span text:style-name="T3">Схема данных</text:span> это рабочее пространство для создания и редактирования файлов схем данных.</text:p>
          </text:list-item>
          <text:list-item>
            <text:p text:style-name="P4">Перспектива <text:span text:style-name="T3">Информация</text:span> позволяет вам работать с проектом как с набором обычных файлов.</text:p>
          </text:list-item>
          <text:list-item>
            <text:p text:style-name="P2">Перспективы <text:span text:style-name="T3">Git</text:span> и <text:span text:style-name="T3">Синхронизация совместной работы</text:span> позволяют вам управлять хранилищами Git, и выполнять их синхронизацию при групповой разработке конфигураций.</text:p>
          </text:list-item>
        </text:list>
        <text:h text:style-name="P7" text:outline-level="3">Сопутствующая информация</text:h>
        <text:h text:style-name="P5" text:outline-level="4">Справочник</text:h>
        <text:p text:style-name="Text_20_body">‣ <text:a xlink:type="simple" xlink:href="https://its.1c.ru/db/content/edtdoc/src/i003.html?_=1542292896#d0e3069" text:style-name="Internet_20_link" text:visited-style-name="Visited_20_Internet_20_Link"><text:span text:style-name="T1">Перспектива </text:span></text:a><text:a xlink:type="simple" xlink:href="https://its.1c.ru/db/content/edtdoc/src/i003.html?_=1542292896#d0e3069" text:style-name="Internet_20_link" text:visited-style-name="Visited_20_Internet_20_Link"><text:span text:style-name="T2">1С:Enterprise</text:span></text:a></text:p>
        <text:p text:style-name="Text_20_body">‣ <text:a xlink:type="simple" xlink:href="https://its.1c.ru/db/content/edtdoc/src/i159.html?_=1542292896#d0e3131" text:style-name="Internet_20_link" text:visited-style-name="Visited_20_Internet_20_Link"><text:span text:style-name="T1">Перспектива </text:span></text:a><text:a xlink:type="simple" xlink:href="https://its.1c.ru/db/content/edtdoc/src/i159.html?_=1542292896#d0e3131" text:style-name="Internet_20_link" text:visited-style-name="Visited_20_Internet_20_Link"><text:span text:style-name="T2">Отладка</text:span></text:a></text:p>
        <text:p text:style-name="Text_20_body">‣ <text:a xlink:type="simple" xlink:href="https://its.1c.ru/db/content/edtdoc/src/i165.html?_=1542292896#d0e3160" text:style-name="Internet_20_link" text:visited-style-name="Visited_20_Internet_20_Link"><text:span text:style-name="T1">Перспектива </text:span></text:a><text:a xlink:type="simple" xlink:href="https://its.1c.ru/db/content/edtdoc/src/i165.html?_=1542292896#d0e3160" text:style-name="Internet_20_link" text:visited-style-name="Visited_20_Internet_20_Link"><text:span text:style-name="T2">Схема данных</text:span></text:a></text:p>
        <text:p text:style-name="Text_20_body">‣ <text:a xlink:type="simple" xlink:href="https://its.1c.ru/db/content/edtdoc/src/i160.html?_=1542292896#d0e3150" text:style-name="Internet_20_link" text:visited-style-name="Visited_20_Internet_20_Link"><text:span text:style-name="T1">Перспектива </text:span></text:a><text:a xlink:type="simple" xlink:href="https://its.1c.ru/db/content/edtdoc/src/i160.html?_=1542292896#d0e3150" text:style-name="Internet_20_link" text:visited-style-name="Visited_20_Internet_20_Link"><text:span text:style-name="T2">Информация</text:span></text:a></text:p>
        <text:p text:style-name="Text_20_body">‣ <text:a xlink:type="simple" xlink:href="https://its.1c.ru/db/content/edtdoc/src/i168.html?_=1542292896#d0e1529" text:style-name="Internet_20_link" text:visited-style-name="Visited_20_Internet_20_Link"><text:span text:style-name="T1">Перспектива </text:span></text:a><text:a xlink:type="simple" xlink:href="https://its.1c.ru/db/content/edtdoc/src/i168.html?_=1542292896#d0e1529" text:style-name="Internet_20_link" text:visited-style-name="Visited_20_Internet_20_Link"><text:span text:style-name="T2">Git</text:span></text:a></text:p>
        <text:p text:style-name="Text_20_body">‣ <text:a xlink:type="simple" xlink:href="https://its.1c.ru/db/content/edtdoc/src/i161.html?_=1542292896#d0e3155" text:style-name="Internet_20_link" text:visited-style-name="Visited_20_Internet_20_Link"><text:span text:style-name="T1">Перспектива </text:span></text:a><text:a xlink:type="simple" xlink:href="https://its.1c.ru/db/content/edtdoc/src/i161.html?_=1542292896#d0e3155" text:style-name="Internet_20_link" text:visited-style-name="Visited_20_Internet_20_Link"><text:span text:style-name="T2">Синхронизация совместной работы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9:06:04.522015822</dc:date>
    <meta:editing-duration>PT1H47M46S</meta:editing-duration>
    <meta:editing-cycles>85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28" meta:character-count="1053" meta:non-whitespace-character-count="943"/>
  </office:meta>
</office:document-meta>
</file>